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BC9DC05B85BE517F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7.7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581cm" svg:height="3.581cm" svg:x="-0.166cm" svg:y="0.132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3.034cm" svg:y="0.132cm">
            <draw:image xlink:href="Pictures/10000201000002BC000002BC9DC05B85BE517FCE.png" xlink:type="simple" xlink:show="embed" xlink:actuate="onLoad" loext:mime-type="image/png">
              <text:p/>
            </draw:image>
          </draw:frame>
          <draw:frame draw:style-name="gr1" draw:text-style-name="P1" draw:layer="layout" svg:width="3.581cm" svg:height="3.581cm" svg:x="6.209cm" svg:y="0.132cm">
            <draw:image xlink:href="Pictures/10000201000002BC000002BC9DC05B85BE517FCE.png" xlink:type="simple" xlink:show="embed" xlink:actuate="onLoad" loext:mime-type="image/png">
              <text:p/>
            </draw:image>
          </draw:frame>
          <draw:custom-shape draw:style-name="gr2" draw:text-style-name="P2" draw:layer="layout" svg:width="8.255cm" svg:height="0.508cm" svg:x="-0.003cm" svg:y="3.25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52cm" fo:page-height="3.4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3:39:40.439572451</meta:creation-date>
    <dc:date>2021-02-02T13:41:28.974230145</dc:date>
    <meta:editing-duration>PT1M48S</meta:editing-duration>
    <meta:editing-cycles>1</meta:editing-cycles>
    <meta:document-statistic meta:object-count="5"/>
    <meta:generator>LibreOffice/6.4.6.2$Linux_X86_64 LibreOffice_project/40$Build-2</meta:generator>
  </office:meta>
</office:document-meta>
</file>